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fo:font-weight="bold" officeooo:rsid="00094217" officeooo:paragraph-rsid="00094217" style:font-size-asian="10.5pt" style:font-weight-asian="bold" style:font-weight-complex="600"/>
    </style:style>
    <style:style style:name="P2" style:family="paragraph" style:parent-style-name="Standard">
      <style:text-properties fo:language="en" fo:country="US" fo:font-weight="bold" officeooo:rsid="000b0bdd" officeooo:paragraph-rsid="000b0bdd" style:font-size-asian="10.5pt" style:font-weight-asian="bold" style:font-weight-complex="600"/>
    </style:style>
    <style:style style:name="P3" style:family="paragraph" style:parent-style-name="Standard">
      <style:text-properties fo:language="en" fo:country="US" fo:font-weight="bold" officeooo:rsid="000b0bdd" officeooo:paragraph-rsid="000c5b41" style:font-size-asian="10.5pt" style:font-weight-asian="bold" style:font-weight-complex="600"/>
    </style:style>
    <style:style style:name="P4" style:family="paragraph" style:parent-style-name="Standard">
      <style:text-properties fo:language="en" fo:country="US" fo:font-weight="bold" officeooo:rsid="000c5b41" officeooo:paragraph-rsid="000c5b41" style:font-size-asian="10.5pt" style:font-weight-asian="bold" style:font-weight-complex="bold"/>
    </style:style>
    <style:style style:name="P5" style:family="paragraph" style:parent-style-name="Standard">
      <style:text-properties fo:language="en" fo:country="US" fo:font-weight="bold" officeooo:rsid="000dd206" officeooo:paragraph-rsid="000dd206" style:font-size-asian="10.5pt"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officeooo:rsid="00094217" officeooo:paragraph-rsid="00094217" style:font-size-asian="10.5pt" style:font-weight-asian="bold" style:font-weight-complex="600"/>
    </style:style>
    <style:style style:name="P7" style:family="paragraph" style:parent-style-name="Standard">
      <style:text-properties fo:language="en" fo:country="US" style:text-underline-style="solid" style:text-underline-width="auto" style:text-underline-color="font-color" fo:font-weight="bold" officeooo:rsid="00094217" officeooo:paragraph-rsid="00141f39" style:font-size-asian="10.5pt" style:font-weight-asian="bold" style:font-weight-complex="600"/>
    </style:style>
    <style:style style:name="P8" style:family="paragraph" style:parent-style-name="Standard">
      <style:text-properties fo:language="en" fo:country="US" style:text-underline-style="solid" style:text-underline-width="auto" style:text-underline-color="font-color" fo:font-weight="bold" officeooo:rsid="000b0bdd" officeooo:paragraph-rsid="000b0bdd" style:font-size-asian="10.5pt" style:font-weight-asian="bold" style:font-weight-complex="600"/>
    </style:style>
    <style:style style:name="P9" style:family="paragraph" style:parent-style-name="Standard">
      <style:text-properties fo:language="en" fo:country="US" style:text-underline-style="solid" style:text-underline-width="auto" style:text-underline-color="font-color" fo:font-weight="normal" officeooo:rsid="000c5b41" officeooo:paragraph-rsid="000c5b41" style:font-size-asian="10.5pt" style:font-weight-asian="normal" style:font-weight-complex="normal"/>
    </style:style>
    <style:style style:name="P10" style:family="paragraph" style:parent-style-name="Standard">
      <style:text-properties fo:language="en" fo:country="US" style:text-underline-style="solid" style:text-underline-width="auto" style:text-underline-color="font-color" fo:font-weight="normal" officeooo:rsid="000c5b41" officeooo:paragraph-rsid="0016086b" style:font-size-asian="10.5pt" style:font-weight-asian="normal" style:font-weight-complex="normal"/>
    </style:style>
    <style:style style:name="P11" style:family="paragraph" style:parent-style-name="Standard">
      <style:text-properties fo:language="en" fo:country="US" fo:font-weight="normal" officeooo:rsid="000c5b41" officeooo:paragraph-rsid="000c5b41" style:font-size-asian="10.5pt" style:font-weight-asian="normal" style:font-weight-complex="normal"/>
    </style:style>
    <style:style style:name="P12" style:family="paragraph" style:parent-style-name="Standard">
      <style:text-properties fo:language="en" fo:country="US" fo:font-weight="normal" officeooo:rsid="000dd206" officeooo:paragraph-rsid="000dd206" style:font-size-asian="10.5pt" style:font-weight-asian="normal" style:font-weight-complex="normal"/>
    </style:style>
    <style:style style:name="P13" style:family="paragraph" style:parent-style-name="Standard">
      <style:text-properties fo:language="en" fo:country="US" fo:font-weight="normal" officeooo:rsid="000f5402" officeooo:paragraph-rsid="000f5402" style:font-size-asian="10.5pt" style:font-weight-asian="normal" style:font-weight-complex="normal"/>
    </style:style>
    <style:style style:name="P14" style:family="paragraph" style:parent-style-name="Standard">
      <style:text-properties fo:language="en" fo:country="US" fo:font-weight="normal" officeooo:rsid="0012cbad" officeooo:paragraph-rsid="0012cbad" style:font-size-asian="10.5pt" style:font-weight-asian="normal" style:font-weight-complex="normal"/>
    </style:style>
    <style:style style:name="P15" style:family="paragraph" style:parent-style-name="Standard">
      <style:text-properties fo:language="en" fo:country="US" style:text-underline-style="none" fo:font-weight="bold" officeooo:rsid="000b0bdd" officeooo:paragraph-rsid="000b0bdd" style:font-size-asian="10.5pt" style:font-weight-asian="bold" style:font-weight-complex="600"/>
    </style:style>
    <style:style style:name="P16" style:family="paragraph" style:parent-style-name="Standard">
      <style:text-properties fo:language="en" fo:country="US" style:text-underline-style="none" fo:font-weight="bold" officeooo:rsid="000b0bdd" officeooo:paragraph-rsid="0016086b" style:font-size-asian="10.5pt" style:font-weight-asian="bold" style:font-weight-complex="600"/>
    </style:style>
    <style:style style:name="P17" style:family="paragraph" style:parent-style-name="Standard">
      <style:text-properties fo:language="en" fo:country="US" style:text-underline-style="none" fo:font-weight="bold" officeooo:rsid="000c5b41" officeooo:paragraph-rsid="0016086b" style:font-size-asian="10.5pt" style:font-weight-asian="bold" style:font-weight-complex="bold"/>
    </style:style>
    <style:style style:name="P18" style:family="paragraph" style:parent-style-name="Standard">
      <style:text-properties fo:font-weight="normal" officeooo:paragraph-rsid="000f5402"/>
    </style:style>
    <style:style style:name="P19" style:family="paragraph" style:parent-style-name="Preformatted_20_Text">
      <style:text-properties fo:language="en" fo:country="US" fo:font-weight="bold" officeooo:rsid="0011e37e" officeooo:paragraph-rsid="000c5b41" style:font-size-asian="10.5pt" style:font-weight-asian="bold" style:font-weight-complex="600"/>
    </style:style>
    <style:style style:name="P20"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0c5b41" style:font-size-asian="10.5pt" style:font-weight-asian="bold" style:font-weight-complex="600"/>
    </style:style>
    <style:style style:name="P21"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0b0bdd" style:font-size-asian="10.5pt" style:font-weight-asian="bold" style:font-weight-complex="600"/>
    </style:style>
    <style:style style:name="P22" style:family="paragraph" style:parent-style-name="Preformatted_20_Text">
      <style:text-properties fo:font-variant="normal" fo:text-transform="none" fo:color="#000000" style:font-name="monospace" fo:font-size="10.5pt" fo:letter-spacing="normal" fo:language="en" fo:country="US" fo:font-style="normal" fo:font-weight="normal" officeooo:rsid="000c5b41" officeooo:paragraph-rsid="000c5b41" style:font-size-asian="10.5pt" style:font-weight-asian="bold" style:font-weight-complex="bold"/>
    </style:style>
    <style:style style:name="P23"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0c5b41" style:font-size-asian="10.5pt" style:font-weight-asian="normal" style:font-weight-complex="normal"/>
    </style:style>
    <style:style style:name="P24"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16086b" style:font-size-asian="10.5pt" style:font-weight-asian="normal" style:font-weight-complex="normal"/>
    </style:style>
    <style:style style:name="P25" style:family="paragraph" style:parent-style-name="Preformatted_20_Text">
      <style:text-properties fo:font-variant="normal" fo:text-transform="none" fo:color="#000000" style:font-name="monospace" fo:font-size="10.5pt" fo:letter-spacing="normal" fo:language="en" fo:country="US" fo:font-style="normal" style:text-underline-style="solid" style:text-underline-width="auto" style:text-underline-color="font-color" fo:font-weight="normal" officeooo:rsid="000b0bdd" officeooo:paragraph-rsid="000b0bdd" style:font-size-asian="10.5pt" style:font-weight-asian="bold" style:font-weight-complex="600"/>
    </style:style>
    <style:style style:name="P26" style:family="paragraph" style:parent-style-name="Preformatted_20_Text">
      <style:text-properties fo:font-variant="normal" fo:text-transform="none" fo:color="#000000" style:font-name="monospace" fo:font-size="10.5pt" fo:letter-spacing="normal" fo:language="en" fo:country="US" fo:font-style="normal" style:text-underline-style="solid" style:text-underline-width="auto" style:text-underline-color="font-color" fo:font-weight="normal" officeooo:rsid="0016ccf5" officeooo:paragraph-rsid="0016ccf5" style:font-size-asian="10.5pt" style:font-weight-asian="normal" style:font-weight-complex="normal"/>
    </style:style>
    <style:style style:name="P27" style:family="paragraph" style:parent-style-name="Preformatted_20_Text">
      <style:text-properties fo:font-variant="normal" fo:text-transform="none" fo:color="#000000" style:font-name="monospace" fo:font-size="10.5pt" fo:letter-spacing="normal" fo:language="en" fo:country="US" fo:font-style="normal" style:text-underline-style="solid" style:text-underline-width="auto" style:text-underline-color="font-color" fo:font-weight="normal" officeooo:rsid="0017df58" officeooo:paragraph-rsid="0017df58" style:font-size-asian="10.5pt" style:font-weight-asian="normal" style:font-weight-complex="normal"/>
    </style:style>
    <style:style style:name="P28" style:family="paragraph" style:parent-style-name="Preformatted_20_Text">
      <style:text-properties fo:font-variant="normal" fo:text-transform="none" fo:color="#000000" style:font-name="monospace" fo:font-size="10.5pt" fo:letter-spacing="normal" fo:language="en" fo:country="US" fo:font-style="normal" style:text-underline-style="solid" style:text-underline-width="auto" style:text-underline-color="font-color" fo:font-weight="bold" officeooo:rsid="0017df58" officeooo:paragraph-rsid="0017df58" style:font-size-asian="10.5pt" style:font-weight-asian="bold" style:font-weight-complex="bold"/>
    </style:style>
    <style:style style:name="P29"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c5b41" officeooo:paragraph-rsid="000c5b41" style:font-size-asian="10.5pt" style:font-weight-asian="bold" style:font-weight-complex="bold"/>
    </style:style>
    <style:style style:name="P30"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c5b41" officeooo:paragraph-rsid="0016086b" style:font-size-asian="10.5pt" style:font-weight-asian="bold" style:font-weight-complex="bold"/>
    </style:style>
    <style:style style:name="P31"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b0bdd" officeooo:paragraph-rsid="000b0bdd" style:font-size-asian="10.5pt" style:font-weight-asian="bold" style:font-weight-complex="600"/>
    </style:style>
    <style:style style:name="P32"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b0bdd" officeooo:paragraph-rsid="000c5b41" style:font-size-asian="10.5pt" style:font-weight-asian="bold" style:font-weight-complex="600"/>
    </style:style>
    <style:style style:name="P33"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b0bdd" officeooo:paragraph-rsid="0016086b" style:font-size-asian="10.5pt" style:font-weight-asian="bold" style:font-weight-complex="600"/>
    </style:style>
    <style:style style:name="P34"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16ccf5" officeooo:paragraph-rsid="0016ccf5" style:font-size-asian="10.5pt" style:font-weight-asian="normal" style:font-weight-complex="normal"/>
    </style:style>
    <style:style style:name="P35"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bold" officeooo:rsid="0016ccf5" officeooo:paragraph-rsid="0016ccf5" style:font-size-asian="10.5pt" style:font-weight-asian="bold" style:font-weight-complex="bold"/>
    </style:style>
    <style:style style:name="T1" style:family="text">
      <style:text-properties officeooo:rsid="000c5b4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officeooo:rsid="000c5b41" style:font-style-asian="normal" style:font-style-complex="normal"/>
    </style:style>
    <style:style style:name="T5" style:family="text">
      <style:text-properties style:text-underline-style="solid" style:text-underline-width="auto" style:text-underline-color="font-color" officeooo:rsid="0016086b" style:font-style-asian="normal" style:font-style-complex="normal"/>
    </style:style>
    <style:style style:name="T6" style:family="text">
      <style:text-properties style:text-underline-style="solid" style:text-underline-width="auto" style:text-underline-color="font-color" officeooo:rsid="000f0263"/>
    </style:style>
    <style:style style:name="T7" style:family="text">
      <style:text-properties style:text-underline-style="solid" style:text-underline-width="auto" style:text-underline-color="font-color" officeooo:rsid="000fd2d7"/>
    </style:style>
    <style:style style:name="T8" style:family="text">
      <style:text-properties style:text-underline-style="solid" style:text-underline-width="auto" style:text-underline-color="font-color" officeooo:rsid="0011b2a4"/>
    </style:style>
    <style:style style:name="T9" style:family="text">
      <style:text-properties style:text-underline-style="solid" style:text-underline-width="auto" style:text-underline-color="font-color" officeooo:rsid="0011e37e"/>
    </style:style>
    <style:style style:name="T10" style:family="text">
      <style:text-properties style:text-underline-style="solid" style:text-underline-width="auto" style:text-underline-color="font-color" officeooo:rsid="0012acfe"/>
    </style:style>
    <style:style style:name="T11" style:family="text">
      <style:text-properties style:text-underline-style="none"/>
    </style:style>
    <style:style style:name="T12" style:family="text">
      <style:text-properties style:text-underline-style="none" officeooo:rsid="0016086b"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fd2d7" style:font-style-asian="normal" style:font-style-complex="normal"/>
    </style:style>
    <style:style style:name="T16" style:family="text">
      <style:text-properties fo:font-style="normal" officeooo:rsid="0011e37e" style:font-style-asian="normal" style:font-style-complex="normal"/>
    </style:style>
    <style:style style:name="T17" style:family="text">
      <style:text-properties fo:font-style="normal" officeooo:rsid="00141f39" style:font-style-asian="normal" style:font-style-complex="normal"/>
    </style:style>
    <style:style style:name="T18" style:family="text">
      <style:text-properties fo:font-style="normal" officeooo:rsid="000c5b41"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style:font-style-asian="normal" style:font-style-complex="normal"/>
    </style:style>
    <style:style style:name="T21" style:family="text">
      <style:text-properties officeooo:rsid="0016086b" style:font-style-asian="normal" style:font-style-complex="normal"/>
    </style:style>
    <style:style style:name="T22" style:family="text">
      <style:text-properties fo:font-variant="normal" fo:text-transform="none" fo:color="#000000" style:font-name="monospace" fo:font-size="10.5pt" fo:letter-spacing="normal" fo:font-style="normal" style:font-style-asian="normal" style:font-style-complex="normal"/>
    </style:style>
    <style:style style:name="T23" style:family="text">
      <style:text-properties fo:font-variant="normal" fo:text-transform="none" fo:color="#000000" style:font-name="monospace" fo:font-size="10.5pt" fo:letter-spacing="normal" fo:font-style="normal" style:text-underline-style="solid" style:text-underline-width="auto" style:text-underline-color="font-color" officeooo:rsid="000f5402" style:font-style-asian="normal" style:font-style-complex="normal"/>
    </style:style>
    <style:style style:name="T24" style:family="text">
      <style:text-properties fo:language="en" fo:country="US" fo:font-style="normal" officeooo:rsid="000f5402" style:font-size-asian="10.5pt" style:font-style-asian="normal" style:font-weight-asian="normal" style:font-style-complex="normal" style:font-weight-complex="normal"/>
    </style:style>
    <style:style style:name="T25" style:family="text">
      <style:text-properties officeooo:rsid="000fd2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545036431 Evaluation on car wiki with randomly selected nouns/entities:</text:p>
      <text:p text:style-name="P1"/>
      <text:p text:style-name="P2">Examples of seemingly correctly identified relations:</text:p>
      <text:p text:style-name="P21">" &lt;e1&gt;Examples&lt;/e1&gt; include rear &lt;e2&gt;reversing&lt;/e2&gt; cameras, air conditioning, navigation systems, and in - car entertainment."</text:p>
      <text:p text:style-name="P25">Component-Whole(e2,e1)</text:p>
      <text:p text:style-name="P8"/>
      <text:p text:style-name="P31">" &lt;e1&gt;Road traffic&lt;/e1&gt; accidents are the largest cause of &lt;e2&gt;injury&lt;/e2&gt; - related deaths worldwide." <text:span text:style-name="T8">Cause-Effect(e1,e2)</text:span></text:p>
      <text:p text:style-name="P8"/>
      <text:p text:style-name="P31">"His inventions were, however, handicapped by &lt;e1&gt;problems&lt;/e1&gt; with water supply and maintaining &lt;e2&gt;steam pressure&lt;/e2&gt;." <text:span text:style-name="T10">Cause-Effect(e2,e1)</text:span></text:p>
      <text:p text:style-name="P15"/>
      <text:p text:style-name="P2"/>
      <text:p text:style-name="P3">Examples of seemingly <text:span text:style-name="T1">missed </text:span>relations:</text:p>
      <text:p text:style-name="P3"/>
      <text:p text:style-name="P3">Examples of seemingly <text:span text:style-name="T1">incorrectly </text:span>identified relations:</text:p>
      <text:p text:style-name="P23">" &lt;e1&gt;Cars&lt;/e1&gt; became widely available in the early 20th &lt;e2&gt;century&lt;/e2&gt;."</text:p>
      <text:p text:style-name="P9">Message-Topic(e2,e1)<text:span text:style-name="T11"> </text:span></text:p>
      <text:p text:style-name="P3"/>
      <text:p text:style-name="P20">"One of the first cars that were accessible to the masses was the 1908 &lt;e1&gt;Model T&lt;/e1&gt;, an &lt;e2&gt;American&lt;/e2&gt; car manufactured by the Ford Motor Company." <text:span text:style-name="T4">Product-Producer(e1,e2)</text:span></text:p>
      <text:p text:style-name="P3"/>
      <text:p text:style-name="P20">"The costs to &lt;e1&gt;society&lt;/e1&gt; include maintaining roads, land use, road congestion, &lt;e2&gt;air pollution&lt;/e2&gt;, public health, health care, and disposing of the vehicle at the end of its life." <text:span text:style-name="T7">Cause-Effect(e1,e2)</text:span></text:p>
      <text:p text:style-name="P20"><text:span text:style-name="T7"/></text:p>
      <text:p text:style-name="P32"><text:span text:style-name="T25">"The numbers are increasing rapidly, especially in &lt;e1&gt;China&lt;/e1&gt;, &lt;e2&gt;India&lt;/e2&gt; and other newly industrialized countries." </text:span><text:span text:style-name="T9">Member-Collection(e2,e1)</text:span></text:p>
      <text:p text:style-name="P19"/>
      <text:p text:style-name="P3"/>
      <text:p text:style-name="P4">Borderline ambiguous examples:</text:p>
      <text:p text:style-name="P22"/>
      <text:p text:style-name="P22">"The year 1886 is regarded as the birth year of the modern car when &lt;e1&gt;German&lt;/e1&gt; inventor &lt;e2&gt;Karl Benz&lt;/e2&gt; patented his Benz Patent – Motorwagen." <text:span text:style-name="T2">Product-Producer(e2,e1)</text:span></text:p>
      <text:p text:style-name="P22"><text:span text:style-name="T2"/></text:p>
      <text:p text:style-name="P29">"This causes &lt;e1&gt;air pollution&lt;/e1&gt; and also contributes to climate &lt;e2&gt;change&lt;/e2&gt; and global warming." <text:span text:style-name="T6">Cause-Effect(e1,e2)</text:span></text:p>
      <text:p text:style-name="P29"/>
      <text:p text:style-name="P11"/>
      <text:p text:style-name="P5">Discussion:</text:p>
      <text:p text:style-name="P12">Product-Producer(Model T, American) is clearly not correct, but if e2 was moved to <text:span text:style-name="T13">Ford Motor Company </text:span><text:span text:style-name="T14">this would be correct. So the relation is present in the sentence, but the relation is not between e1 and e2, perhaps a weakness with the RNN? </text:span><text:span text:style-name="T15">The next </text:span><text:span text:style-name="T16">two </text:span><text:span text:style-name="T15">example</text:span><text:span text:style-name="T16">s</text:span><text:span text:style-name="T15"> in the same category is of a similar nature.</text:span><text:span text:style-name="T14"> </text:span></text:p>
      <text:p text:style-name="P12"><text:span text:style-name="T14"/></text:p>
      <text:p text:style-name="P18"><text:span text:style-name="T24">Counterexample: </text:span><text:span text:style-name="T22">"The costs include acquiring the vehicle, &lt;e1&gt;interest&lt;/e1&gt; payments ( if the car is financed ), &lt;e2&gt;repairs&lt;/e2&gt; and maintenance, fuel, depreciation, driving time, parking fees, taxes, and insurance." </text:span><text:span text:style-name="T23">Other</text:span></text:p>
      <text:p text:style-name="P13"><text:span text:style-name="T14"/></text:p>
      <text:p text:style-name="P12"><text:span text:style-name="T14"/></text:p>
      <text:p text:style-name="P12"><text:span text:style-name="T14">The training data seemingly only contains sentences where there </text:span><text:span text:style-name="T13">is </text:span><text:span text:style-name="T14">some relation between the two entities, but sometimes it is not one of the ones that are asked for. In the generated dataset from the </text:span><text:soft-page-break/><text:span text:style-name="T14">car wiki there are many sentences where there is no relation at all between e1 and e2, the hope is that the RNN will be able to characterize these cases as </text:span><text:span text:style-name="T13">Other</text:span><text:span text:style-name="T14">.</text:span></text:p>
      <text:p text:style-name="P12"><text:span text:style-name="T14"/></text:p>
      <text:p text:style-name="P14"><text:span text:style-name="T14">General feeling here is that the recall seems quite good, but the precision is very bad. This is probably due to the fact that this data now has a major tilt towards sentences where there is no relation at all between the terms.</text:span></text:p>
      <text:p text:style-name="P14"><text:span text:style-name="T14"/></text:p>
      <text:p text:style-name="P14"><text:span text:style-name="T14"/></text:p>
      <text:p text:style-name="P7"><text:span text:style-name="T14">1545036431 Evaluation on car wiki with </text:span><text:span text:style-name="T17">adjacent </text:span><text:span text:style-name="T14">selected nouns/entities:</text:span></text:p>
      <text:p text:style-name="P7"><text:span text:style-name="T14"/></text:p>
      <text:p text:style-name="P16"><text:span text:style-name="T14">Examples of seemingly correctly identified relations:</text:span></text:p>
      <text:p text:style-name="P33"><text:span text:style-name="T20">"Most &lt;e1&gt;definitions&lt;/e1&gt; of &lt;e2&gt;car&lt;/e2&gt; say they run primarily on roads, seat one to eight people, have four tires, and mainly transport people rather than goods." </text:span><text:span text:style-name="T5">Member-Collection(e2,e1)</text:span></text:p>
      <text:p text:style-name="P33"><text:span text:style-name="T5"/></text:p>
      <text:p text:style-name="P33"><text:span text:style-name="T21">" &lt;e1&gt;nCars&lt;/e1&gt; have &lt;e2&gt;controls&lt;/e2&gt; for driving, parking, passenger comfort and safety, and controlling a variety of lights." </text:span><text:span text:style-name="T5">Component-Whole(e1,e2)</text:span></text:p>
      <text:p text:style-name="P33"><text:span text:style-name="T12"/></text:p>
      <text:p text:style-name="P33"><text:span text:style-name="T21">" &lt;e1&gt;Vehicles&lt;/e1&gt; using alternative &lt;e2&gt;fuels&lt;/e2&gt; such as ethanol flexible - fuel vehicles and natural gas vehicles are also gaining popularity in some countries." </text:span><text:span text:style-name="T5">Instrument-Agency(e2,e1)</text:span></text:p>
      <text:p text:style-name="P33"><text:span text:style-name="T12"/></text:p>
      <text:p text:style-name="P33"><text:span text:style-name="T21"/></text:p>
      <text:p text:style-name="P16"><text:span text:style-name="T14"/></text:p>
      <text:p text:style-name="P16"><text:span text:style-name="T14">Examples of seemingly </text:span><text:span text:style-name="T18">incorrectly </text:span><text:span text:style-name="T14">identified relations:</text:span></text:p>
      <text:p text:style-name="P24">" &lt;e1&gt;Cars&lt;/e1&gt; became widely available in the early 20th &lt;e2&gt;century&lt;/e2&gt;."</text:p>
      <text:p text:style-name="P10"><text:span text:style-name="T14">Message-Topic(e2,e1)</text:span><text:span text:style-name="T19"> </text:span></text:p>
      <text:p text:style-name="P16"><text:span text:style-name="T14"/></text:p>
      <text:p text:style-name="P17"><text:span text:style-name="T14">Borderline ambiguous examples:</text:span></text:p>
      <text:p text:style-name="P30"><text:span text:style-name="T20">"The year 1886 is regarded as the birth year of the modern car when &lt;e1&gt;German&lt;/e1&gt; inventor &lt;e2&gt;Karl Benz&lt;/e2&gt; patented his Benz Patent – Motorwagen." </text:span><text:span text:style-name="T3">Product-Producer(e2,e1)</text:span></text:p>
      <text:p text:style-name="P30"><text:span text:style-name="T3"/></text:p>
      <text:p text:style-name="P35"><text:span text:style-name="T20">One example where VERY simple regex is correct and RNN is incorrect:</text:span></text:p>
      <text:p text:style-name="P34">"The societal &lt;e1&gt;benefits&lt;/e1&gt; include economic &lt;e2&gt;benefits&lt;/e2&gt;, such as job and wealth creation from the automotive industry, transportation provision, societal well - being from leisure and travel opportunities, and revenue generation from the taxes."</text:p>
      <text:p text:style-name="P26">Component-Whole(e1,e2)<text:span text:style-name="T11"> (regex) vs </text:span>Cause-Effect(e2,e1)<text:span text:style-name="T11"> (RNN) except direction</text:span></text:p>
      <text:p text:style-name="P26"><text:span text:style-name="T11"/></text:p>
      <text:p text:style-name="P28"><text:span text:style-name="T11">Discussion:</text:span></text:p>
      <text:p text:style-name="P27"><text:span text:style-name="T11">Still very similar problems as before. Although now a larger proportions of</text:span></text:p>
      <text:p text:style-name="P27"><text:span text:style-name="T11">the terms seem to have some form of relation to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3:54:23.975170500</meta:creation-date>
    <meta:generator>LibreOffice/5.0.3.2$Linux_X86_64 LibreOffice_project/00m0$Build-2</meta:generator>
    <dc:date>2018-12-19T16:13:48.199985660</dc:date>
    <meta:editing-duration>PT2H2M27S</meta:editing-duration>
    <meta:editing-cycles>15</meta:editing-cycles>
    <meta:document-statistic meta:table-count="0" meta:image-count="0" meta:object-count="0" meta:page-count="2" meta:paragraph-count="37" meta:word-count="594" meta:character-count="4295" meta:non-whitespace-character-count="3733"/>
  </office:meta>
</office:document-meta>
</file>